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736in" fo:margin-left="-0.0854in" table:align="left" style:writing-mode="lr-tb"/>
    </style:style>
    <style:style style:name="Table1.A" style:family="table-column">
      <style:table-column-properties style:column-width="1.3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.4375in"/>
    </style:style>
    <style:style style:name="Table1.D" style:family="table-column">
      <style:table-column-properties style:column-width="0.736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347in 0.0007in" fo:padding-left="0.075in" fo:padding-right="0.075in" fo:padding-top="0in" fo:padding-bottom="0in" fo:border-left="0.0139in solid #000000" fo:border-right="none" fo:border-top="0.0139in solid #000000" fo:border-bottom="0.0361in double #000000" style:writing-mode="lr-tb"/>
    </style:style>
    <style:style style:name="Table1.B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none" fo:border-top="0.0139in solid #000000" fo:border-bottom="0.0361in double #000000" style:writing-mode="lr-tb"/>
    </style:style>
    <style:style style:name="Table1.D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0.0139in solid #000000" fo:border-top="0.0139in solid #000000" fo:border-bottom="0.0361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Table56" style:family="table">
      <style:table-properties style:width="6.7in" table:align="margins" fo:keep-with-next="auto" style:writing-mode="lr-tb"/>
    </style:style>
    <style:style style:name="Table56.A" style:family="table-column">
      <style:table-column-properties style:column-width="2.2333in" style:rel-column-width="21845*"/>
    </style:style>
    <style:style style:name="Table5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6.C1" style:family="table-cell">
      <style:table-cell-properties fo:padding="0.0382in" fo:border="0.0007in solid #000000"/>
    </style:style>
    <style:style style:name="Table5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in" table:align="margins" fo:keep-with-next="auto" style:writing-mode="lr-tb"/>
    </style:style>
    <style:style style:name="Table2.A" style:family="table-column">
      <style:table-column-properties style:column-width="2.233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in" table:align="margins" fo:keep-with-next="auto" style:writing-mode="lr-tb"/>
    </style:style>
    <style:style style:name="Table3.A" style:family="table-column">
      <style:table-column-properties style:column-width="2.233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in" table:align="margins" fo:keep-with-next="auto" style:writing-mode="lr-tb"/>
    </style:style>
    <style:style style:name="Table4.A" style:family="table-column">
      <style:table-column-properties style:column-width="2.233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>
        <style:tab-stops>
          <style:tab-stop style:position="3.25in" style:type="center"/>
          <style:tab-stop style:position="6.6874in" style:type="right"/>
        </style:tab-stops>
      </style:paragraph-properties>
    </style:style>
    <style:style style:name="P2" style:family="paragraph" style:parent-style-name="Table_20_Contents">
      <style:paragraph-properties fo:keep-with-next="always"/>
    </style:style>
    <style:style style:name="P3" style:family="paragraph" style:parent-style-name="Table_20_Contents">
      <style:paragraph-properties fo:keep-with-next="always"/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top="0.028in" fo:margin-bottom="0.028in" style:snap-to-layout-grid="false"/>
      <style:text-properties fo:font-weight="bold" style:font-weight-asian="bold"/>
    </style:style>
    <style:style style:name="P7" style:family="paragraph" style:parent-style-name="Standard">
      <style:paragraph-properties fo:margin-top="0.028in" fo:margin-bottom="0.028in" style:snap-to-layout-grid="false"/>
    </style:style>
    <style:style style:name="P8" style:family="paragraph" style:parent-style-name="Title">
      <style:text-properties fo:font-size="28pt" style:font-size-asian="28pt" style:font-size-complex="28pt"/>
    </style:style>
    <style:style style:name="P9" style:family="paragraph" style:parent-style-name="Title">
      <style:paragraph-properties fo:margin-top="0in" fo:margin-bottom="0.278in"/>
      <style:text-properties fo:font-size="20pt" style:font-size-asian="20pt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0.25in"/>
          <style:tab-stop style:position="6.5in" style:leader-style="dotted" style:leader-text="."/>
          <style:tab-stop style:position="7.175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5in" style:leader-style="dotted" style:leader-text="."/>
          <style:tab-stop style:position="6.7374in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fo:font-size="14pt" style:font-size-asian="14pt" style:font-size-complex="14pt"/>
    </style:style>
    <style:style style:name="P14" style:family="paragraph" style:parent-style-name="Heading_20_1" style:master-page-name="MyHeader1">
      <style:paragraph-properties style:page-number="1" fo:break-before="page"/>
    </style:style>
    <style:style style:name="P15" style:family="paragraph" style:parent-style-name="Heading_20_1">
      <style:paragraph-properties fo:break-before="page"/>
      <style:text-properties fo:font-size="14pt" style:font-size-asian="12.25pt" style:font-size-complex="14pt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fo:font-size="14pt" style:font-size-asian="12.25pt" style:font-size-complex="14pt"/>
    </style:style>
    <style:style style:name="P18" style:family="paragraph" style:parent-style-name="Standard" style:list-style-name="L1"/>
    <style:style style:name="P19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line" style:master-page-name="First_20_Page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variable-decls>
        <text:variable-decl office:value-type="string" text:name="Project"/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variable-set text:name="Project" text:display="none" text:formula="ooow:The OpenBowling Project" office:value-type="string" office:string-value="The OpenBowling Project"/> <text:variable-set text:name="Version" text:display="none" text:formula="ooow:0.xx" office:value-type="string" office:string-value="0.xx"/></text:p>
      <text:p text:style-name="line"/>
      <text:p text:style-name="Title">Interface Control Document</text:p>
      <text:p text:style-name="P9">For</text:p>
      <text:p text:style-name="P8"><text:variable-get text:name="Project" office:value-type="string">The OpenBowling Project</text:variable-get></text:p>
      <text:p text:style-name="ByLine">Version <text:variable-get text:name="Version" office:value-type="string">0.xx</text:variable-get></text:p>
      <text:p text:style-name="ByLine">Prepared by Matt Mead</text:p>
      <text:p text:style-name="ByLine">Feb. 27, 2010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2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833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index-title text:style-name="Sect2" text:name="Table of Contents1_Head">
            <text:p text:style-name="P10">Table of Contents</text:p>
          </text:index-title>
          <text:p text:style-name="P11">1 Introduction<text:tab/>1</text:p>
          <text:p text:style-name="P12">1.1 Purpose<text:tab/>1</text:p>
          <text:p text:style-name="P12">1.2 Description<text:tab/>1</text:p>
          <text:p text:style-name="P11">2 Interface Requirements<text:tab/>1</text:p>
          <text:p text:style-name="P11">3 Interfaces<text:tab/>2</text:p>
          <text:p text:style-name="P12">3.1 General Interface Items<text:tab/>2</text:p>
          <text:p text:style-name="P12">3.2 Pinsetter (Scorer) Interface<text:tab/>2</text:p>
          <text:p text:style-name="P12">3.3 Upper Interface<text:tab/>2</text:p>
          <text:p text:style-name="P12">3.4 Lower Interface<text:tab/>2</text:p>
          <text:p text:style-name="P12">3.5 Front Desk Interface<text:tab/>2</text:p>
          <text:p text:style-name="P11">4 Definitions, Acronyms and abbreviations<text:tab/>3</text:p>
        </text:index-body>
      </text:table-of-content>
      <text:p text:style-name="TOCEntry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Name</text:p>
          </table:table-cell>
          <table:table-cell table:style-name="Table1.B1" office:value-type="string">
            <text:p text:style-name="P6">Date</text:p>
          </table:table-cell>
          <table:table-cell table:style-name="Table1.B1" office:value-type="string">
            <text:p text:style-name="P6">Reason For Changes</text:p>
          </table:table-cell>
          <table:table-cell table:style-name="Table1.D1" office:value-type="string">
            <text:p text:style-name="P6">Version</text:p>
          </table:table-cell>
        </table:table-row>
        <table:table-row table:style-name="Table1.1">
          <table:table-cell table:style-name="Table1.A2" office:value-type="string">
            <text:p text:style-name="P7">Matt Mead</text:p>
          </table:table-cell>
          <table:table-cell table:style-name="Table1.B2" office:value-type="string">
            <text:p text:style-name="P7">MM/DD/YYYY</text:p>
          </table:table-cell>
          <table:table-cell table:style-name="Table1.B2" office:value-type="string">
            <text:p text:style-name="P7">Original Release</text:p>
          </table:table-cell>
          <table:table-cell table:style-name="Table1.D2" office:value-type="string">
            <text:p text:style-name="P7">0.xx</text:p>
          </table:table-cell>
        </table:table-row>
        <table:table-row table:style-name="Table1.1">
          <table:table-cell table:style-name="Table1.A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D3" office:value-type="string">
            <text:p text:style-name="P7"/>
          </table:table-cell>
        </table:table-row>
      </table:table>
      <text:p text:style-name="P4"/>
      <text:h text:style-name="P14" text:outline-level="1">Introduction</text:h>
      <text:h text:style-name="Heading_20_2" text:outline-level="2">Purpose</text:h>
      <text:p text:style-name="Standard">The purpose of this document is to capture the commands and settings used to control the devices for <text:span text:style-name="T1"><text:variable-get text:name="Project" office:value-type="string">The OpenBowling Project</text:variable-get></text:span><text:span text:style-name="T1">. <text:s/>This document will allow programmers to communicate correctly with the specific devices and obtain data from them. <text:s/>This will allow new development partners to integrate their components with </text:span><text:span text:style-name="T1"><text:variable-get text:name="Project" office:value-type="string">The OpenBowling Project</text:variable-get></text:span><text:span text:style-name="T1">.</text:span></text:p>
      <text:p text:style-name="P5"/>
      <text:h text:style-name="P19" text:outline-level="2">Description</text:h>
      <text:p text:style-name="P5">This document describes the interfaces between the pinsetter (scorer) devices, the upper devices, the lower devices and the front desk devices. <text:s/>All of the devices are connected via a standard Ethernet connection. <text:s/>Data will be transmitted between devices with TCP/IP data packets. <text:s/>The data packets between the devices will be in the XML format except in the noted exceptions in this document.</text:p>
      <text:p text:style-name="P5"/>
      <text:h text:style-name="Heading_20_2" text:outline-level="2">References</text:h>
      <text:list xml:id="list880083817" text:style-name="L1">
        <text:list-item>
          <text:p text:style-name="P18">XML specifications: <text:a xlink:type="simple" xlink:href="http://www.w3.org/standards/xml/">http://www.w3.org/standards/xml/</text:a></text:p>
        </text:list-item>
        <text:list-item>
          <text:p text:style-name="P18"/>
        </text:list-item>
      </text:list>
      <text:h text:style-name="P13" text:outline-level="1">Interface Requirements</text:h>
      <text:p text:style-name="Standard"/>
      <table:table table:name="Table56" table:style-name="Table56">
        <table:table-column table:style-name="Table56.A" table:number-columns-repeated="3"/>
        <table:table-row>
          <table:table-cell table:style-name="Table56.A1" office:value-type="string">
            <text:p text:style-name="P3">ICD-????</text:p>
          </table:table-cell>
          <table:table-cell table:style-name="Table56.A1" office:value-type="string">
            <text:p text:style-name="P2">Priority: 1</text:p>
          </table:table-cell>
          <table:table-cell table:style-name="Table56.C1" office:value-type="string">
            <text:p text:style-name="P2"/>
          </table:table-cell>
        </table:table-row>
        <table:table-row>
          <table:table-cell table:style-name="Table56.A2" table:number-columns-spanned="3" office:value-type="string">
            <text:p text:style-name="P2"><text:span text:style-name="T2">Text</text:span>: <text:s/>The data packets shall be in XML documents except where noted.</text:p>
          </table:table-cell>
          <table:covered-table-cell/>
          <table:covered-table-cell/>
        </table:table-row>
        <table:table-row>
          <table:table-cell table:style-name="Table56.A2" table:number-columns-spanned="3" office:value-type="string">
            <text:p text:style-name="Table_20_Contents"><text:span text:style-name="T2">Rationale</text:span>: <text:s/>Almost all data will be sent with XML packets. <text:s/>Exceptions will include the web cam streaming on the pinsetter (scorer) device.</text:p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ICD-????</text:p>
          </table:table-cell>
          <table:table-cell table:style-name="Table2.A1" office:value-type="string">
            <text:p text:style-name="P2">Priority: 1</text:p>
          </table:table-cell>
          <table:table-cell table:style-name="Table2.C1" office:value-type="string">
            <text:p text:style-name="P2"/>
          </table:table-cell>
        </table:table-row>
        <table:table-row>
          <table:table-cell table:style-name="Table2.A2" table:number-columns-spanned="3" office:value-type="string">
            <text:p text:style-name="P2"><text:span text:style-name="T2">Text</text:span>: The XML documents shall follow the W3C specifications.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Table_20_Contents"><text:span text:style-name="T2">Rationale</text:span>: <text:s/>This is the industry standard that needs to be followed.</text:p>
          </table:table-cell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ICD-????</text:p>
          </table:table-cell>
          <table:table-cell table:style-name="Table3.A1" office:value-type="string">
            <text:p text:style-name="P2">Priority: 1</text:p>
          </table:table-cell>
          <table:table-cell table:style-name="Table3.C1" office:value-type="string">
            <text:p text:style-name="P2"/>
          </table:table-cell>
        </table:table-row>
        <text:soft-page-break/>
        <table:table-row>
          <table:table-cell table:style-name="Table3.A2" table:number-columns-spanned="3" office:value-type="string">
            <text:p text:style-name="P2"><text:span text:style-name="T2">Text</text:span>: </text:p>
          </table:table-cell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Table_20_Contents"><text:span text:style-name="T2">Rationale</text:span>: <text:s/></text:p>
          </table:table-cell>
          <table:covered-table-cell/>
          <table:covered-table-cell/>
        </table:table-row>
      </table:table>
      <text:p text:style-name="Standard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">ICD-????</text:p>
          </table:table-cell>
          <table:table-cell table:style-name="Table4.A1" office:value-type="string">
            <text:p text:style-name="P2">Priority: 1</text:p>
          </table:table-cell>
          <table:table-cell table:style-name="Table4.C1" office:value-type="string">
            <text:p text:style-name="P2"/>
          </table:table-cell>
        </table:table-row>
        <table:table-row>
          <table:table-cell table:style-name="Table4.A2" table:number-columns-spanned="3" office:value-type="string">
            <text:p text:style-name="P2"><text:span text:style-name="T2">Text</text:span>: </text:p>
          </table:table-cell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Table_20_Contents"><text:span text:style-name="T2">Rationale</text:span>: <text:s/></text:p>
          </table:table-cell>
          <table:covered-table-cell/>
          <table:covered-table-cell/>
        </table:table-row>
      </table:table>
      <text:p text:style-name="P5"/>
      <text:h text:style-name="P13" text:outline-level="1">Interfaces</text:h>
      <text:p text:style-name="Standard"/>
      <text:h text:style-name="Heading_20_2" text:outline-level="2">General Interface Items</text:h>
      <text:p text:style-name="P5"/>
      <text:p text:style-name="P5"/>
      <text:h text:style-name="Heading_20_2" text:outline-level="2">Pinsetter (Scorer) Interface</text:h>
      <text:p text:style-name="P5"/>
      <text:p text:style-name="P5"/>
      <text:h text:style-name="Heading_20_2" text:outline-level="2">Upper Interface</text:h>
      <text:p text:style-name="P5"/>
      <text:p text:style-name="P5"/>
      <text:h text:style-name="Heading_20_2" text:outline-level="2">Lower Interface</text:h>
      <text:p text:style-name="P5"/>
      <text:p text:style-name="P5"/>
      <text:h text:style-name="Heading_20_2" text:outline-level="2">Front Desk Interface</text:h>
      <text:p text:style-name="P5"/>
      <text:p text:style-name="P5"/>
      <text:h text:style-name="P15" text:outline-level="1">Definitions, Acronyms and abbreviations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.1945in" style:line-height-at-least="0.1665in" fo:keep-together="always" fo:keep-with-next="always"/>
      <style:text-properties fo:font-size="14pt" fo:font-weight="bold" style:font-size-asian="14pt" style:font-weight-asian="bold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" style:family="paragraph" style:parent-style-name="Title">
      <style:paragraph-properties fo:margin-top="0.1665in" fo:margin-bottom="0in" fo:line-height="100%" fo:text-align="end" style:justify-single-word="false" fo:padding-left="0in" fo:padding-right="0in" fo:padding-top="0.0138in" fo:padding-bottom="0in" fo:border-left="none" fo:border-right="none" fo:border-top="0.0555in solid #000000" fo:border-bottom="none"/>
      <style:text-properties fo:font-size="20pt" style:font-size-asian="20pt"/>
    </style:style>
    <style:style style:name="ByLine" style:family="paragraph" style:parent-style-name="Title">
      <style:paragraph-properties fo:margin-top="0.1665in" fo:margin-bottom="0.5in" fo:line-height="100%" fo:text-align="end" style:justify-single-word="false"/>
      <style:text-properties fo:font-size="14pt" style:font-size-asian="14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.25in" fo:margin-right="0in" fo:margin-top="0.0417in" fo:margin-bottom="0in" fo:line-height="0.1528in" fo:text-align="justify" style:justify-single-word="false" fo:text-indent="-0.25in" style:auto-text-indent="false">
        <style:tab-stops>
          <style:tab-stop style:position="0.25in"/>
          <style:tab-stop style:position="6.5in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874in" fo:margin-right="0in" fo:line-height="0.1528in" fo:text-align="justify" style:justify-single-word="false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TOCEntry" style:family="paragraph" style:parent-style-name="Standard">
      <style:paragraph-properties fo:margin-top="0.0835in" fo:margin-bottom="0.1665in" style:line-height-at-least="0.1665in" fo:keep-together="always" fo:keep-with-next="always"/>
      <style:text-properties fo:font-size="18pt" fo:font-weight="bold" style:font-size-asian="18pt" style:font-weight-asian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style:line-height-at-least="0.1665in" fo:keep-together="always" fo:keep-with-next="always"/>
      <style:text-properties fo:font-size="18pt" fo:font-weight="bold" style:letter-kerning="true" style:font-size-asian="18pt" style:font-weight-asian="bold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6.6874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i" style:print-orientation="portrait" fo:margin-top="0.9in" fo:margin-bottom="0.9in" fo:margin-left="0.9in" fo:margin-right="0.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in" fo:margin-bottom="0.5in" fo:margin-left="0.9in" fo:margin-right="0.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3598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MyHeader1" style:page-layout-name="Mpm3">
      <style:header>
        <text:p text:style-name="Header">ICD for <text:variable-get text:name="Project" office:value-type="string">The OpenBowling Project</text:variable-get><text:tab/><text:tab/>Version <text:variable-get text:name="Version" office:value-type="string">0.xx</text:variable-get></text:p>
      </style:header>
      <style:footer>
        <text:p text:style-name="MP1"><text:tab/><text:tab/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</meta:initial-creator>
    <meta:creation-date>2010-02-27T14:13:55</meta:creation-date>
    <dc:date>2010-02-28T16:54:29</dc:date>
    <dc:creator>Matt </dc:creator>
    <meta:editing-duration>PT02H15M01S</meta:editing-duration>
    <meta:editing-cycles>6</meta:editing-cycles>
    <meta:generator>OpenOffice.org/3.1$Linux OpenOffice.org_project/310m19$Build-9420</meta:generator>
    <meta:document-statistic meta:table-count="5" meta:image-count="0" meta:object-count="0" meta:page-count="5" meta:paragraph-count="61" meta:word-count="311" meta:character-count="1997"/>
  </office:meta>
</office:document-meta>
</file>